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28100000275EF4F5BD2.png" manifest:media-type=""/>
  <manifest:file-entry manifest:full-path="Pictures/100000000000047E000002CAA31D3AAD.png" manifest:media-type=""/>
  <manifest:file-entry manifest:full-path="Pictures/10000201000001680000008BB4CB7A23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fade" smil:subtype="fadeOverColor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7.15cm" fo:min-width="0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notes">
      <style:graphic-properties draw:fill-color="#ffffff" fo:min-height="13.364cm"/>
    </style:style>
    <style:style style:name="pr5" style:family="presentation" style:parent-style-name="Default-title">
      <style:graphic-properties fo:min-height="3.506cm"/>
    </style:style>
    <style:style style:name="P1" style:family="paragraph">
      <style:text-properties fo:color="#000000" fo:font-size="54pt" fo:font-style="normal" fo:text-shadow="none" fo:font-weight="bold" style:font-size-asian="54pt" style:font-style-asian="normal" style:font-weight-asian="bold" style:font-size-complex="54pt" style:font-style-complex="normal" style:font-weight-complex="bold"/>
    </style:style>
    <style:style style:name="P2" style:family="paragraph">
      <style:text-properties fo:font-size="32pt"/>
    </style:style>
    <style:style style:name="P3" style:family="paragraph">
      <style:paragraph-properties fo:text-align="center"/>
    </style:style>
    <style:style style:name="P4" style:family="paragraph">
      <style:text-properties fo:font-weight="bold" style:font-weight-asian="bold" style:font-weight-complex="bold"/>
    </style:style>
    <style:style style:name="P5" style:family="paragraph">
      <style:text-properties fo:font-size="80pt" fo:font-weight="bold" style:font-size-asian="80pt" style:font-weight-asian="bold" style:font-size-complex="80pt" style:font-weight-complex="bold"/>
    </style:style>
    <style:style style:name="P6" style:family="paragraph">
      <style:text-properties fo:font-family="Arial" style:font-family-generic="swiss" style:font-pitch="variable" fo:font-size="72pt" fo:font-weight="bold" style:font-size-asian="72pt" style:font-weight-asian="bold" style:font-size-complex="72pt" style:font-weight-complex="bold"/>
    </style:style>
    <style:style style:name="T1" style:family="text">
      <style:text-properties fo:color="#000000" fo:font-size="54pt" fo:font-style="normal" fo:text-shadow="none" fo:font-weight="bold" style:font-size-asian="54pt" style:font-style-asian="normal" style:font-weight-asian="bold" style:font-size-complex="54pt" style:font-style-complex="normal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80pt" fo:font-weight="bold" style:font-size-asian="80pt" style:font-weight-asian="bold" style:font-size-complex="80pt" style:font-weight-complex="bold"/>
    </style:style>
    <style:style style:name="T4" style:family="text">
      <style:text-properties fo:font-family="Arial" style:font-family-generic="swiss" style:font-pitch="variable" fo:font-size="72pt" fo:font-weight="bold" style:font-size-asian="72pt" style:font-weight-asian="bold" style:font-size-complex="7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 xml:id="id1" draw:id="id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1">Grupp04</text:span></text:p>
          </draw:text-box>
        </draw:frame>
        <draw:frame presentation:style-name="pr2" draw:text-style-name="P2" draw:layer="layout" svg:width="24.639cm" svg:height="12.179cm" svg:x="1.4cm" svg:y="4.914cm" presentation:class="subtitle" presentation:placeholder="true" presentation:user-transformed="true">
          <draw:text-box/>
        </draw:frame>
        <draw:frame draw:style-name="gr1" draw:text-style-name="P3" draw:layer="layout" svg:width="19.171cm" svg:height="7.4cm" svg:x="4.4cm" svg:y="6.6cm">
          <draw:image xlink:href="Pictures/10000201000001680000008BB4CB7A23.png" xlink:type="simple" xlink:show="embed" xlink:actuate="onLoad">
            <text:p/>
          </draw:image>
        </draw:frame>
        <anim:par presentation:node-type="timing-root">
          <anim:par smil:begin="id1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 xml:id="id2" draw:id="id2">
        <draw:frame presentation:style-name="pr1" draw:text-style-name="P4" draw:layer="layout" svg:width="25.199cm" svg:height="3.506cm" svg:x="1.4cm" svg:y="0.837cm" presentation:class="title" presentation:user-transformed="true">
          <draw:text-box>
            <text:p text:style-name="P4"><text:span text:style-name="T2">Shop modellen</text:span></text:p>
          </draw:text-box>
        </draw:frame>
        <draw:frame draw:style-name="gr1" draw:text-style-name="P3" draw:layer="layout" svg:width="25.111cm" svg:height="15.59cm" svg:x="1.6cm" svg:y="4.343cm">
          <draw:image xlink:href="Pictures/100000000000047E000002CAA31D3AAD.png" xlink:type="simple" xlink:show="embed" xlink:actuate="onLoad">
            <text:p/>
          </draw:image>
        </draw:frame>
        <anim:par presentation:node-type="timing-root">
          <anim:par smil:begin="id2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 xml:id="id3" draw:id="id3">
        <office:forms form:automatic-focus="false" form:apply-design-mode="false"/>
        <draw:frame draw:style-name="gr1" draw:text-style-name="P3" draw:layer="layout" svg:width="21.399cm" svg:height="20.999cm" svg:x="6.601cm" svg:y="0.001cm">
          <draw:image xlink:href="Pictures/100000000000028100000275EF4F5BD2.png" xlink:type="simple" xlink:show="embed" xlink:actuate="onLoad">
            <text:p/>
          </draw:image>
        </draw:frame>
        <draw:frame draw:style-name="gr3" draw:text-style-name="P5" draw:layer="layout" svg:width="2.342cm" svg:height="19.175cm" svg:x="2.2cm" svg:y="0.825cm">
          <draw:text-box>
            <text:p text:style-name="P5"><text:span text:style-name="T3">L</text:span></text:p>
            <text:p text:style-name="P5"><text:span text:style-name="T3">A</text:span></text:p>
            <text:p text:style-name="P5"><text:span text:style-name="T3">Y</text:span></text:p>
            <text:p text:style-name="P5"><text:span text:style-name="T3">E</text:span></text:p>
            <text:p text:style-name="P5"><text:span text:style-name="T3">R</text:span></text:p>
            <text:p text:style-name="P5"><text:span text:style-name="T3">S</text:span></text:p>
          </draw:text-box>
        </draw:frame>
        <anim:par presentation:node-type="timing-root">
          <anim:par smil:begin="id3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 xml:id="id4" draw:id="id4">
        <draw:frame presentation:style-name="pr5" draw:text-style-name="P6" draw:layer="layout" svg:width="25.199cm" svg:height="3.506cm" svg:x="1.4cm" svg:y="0.837cm" presentation:class="title">
          <draw:text-box>
            <text:p text:style-name="P6"><text:span text:style-name="T4">Demo</text:span></text:p>
          </draw:text-box>
        </draw:frame>
        <anim:par presentation:node-type="timing-root">
          <anim:par smil:begin="id4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orce-manual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Linear_20_blue_2f_white" draw:display-name="Linear blue/white" draw:style="linear" draw:start-color="#000080" draw:end-color="#ffffff" draw:start-intensity="100%" draw:end-intensity="100%" draw:angle="450" draw:border="0%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sv" fo:country="SE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gradient" draw:fill-gradient-name="Linear_20_blue_2f_white" draw:gradient-step-count="78" draw:fill-hatch-solid="false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graphic-properties draw:fill-hatch-solid="false"/>
      <style:drawing-page-properties draw:background-size="border" draw:fill="gradient" draw:fill-gradient-name="Linear_20_blue_2f_white" draw:gradient-step-count="78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10-24T12:31:39.52</meta:creation-date>
    <dc:date>2012-10-24T13:38:28.26</dc:date>
    <meta:editing-duration>PT40M11S</meta:editing-duration>
    <meta:editing-cycles>2</meta:editing-cycles>
    <meta:generator>LibreOffice/3.6$Windows_x86 LibreOffice_project/e29a214-2bbed72-0621de6-a97528c-8f066d</meta:generator>
    <meta:document-statistic meta:object-count="37"/>
  </office:meta>
</office:document-meta>
</file>